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39c0" officeooo:paragraph-rsid="000939c0"/>
    </style:style>
    <style:style style:name="P2" style:family="paragraph" style:parent-style-name="Standard">
      <style:text-properties officeooo:rsid="000939c0" officeooo:paragraph-rsid="000a4bbd"/>
    </style:style>
    <style:style style:name="P3" style:family="paragraph" style:parent-style-name="Standard">
      <style:text-properties officeooo:rsid="000b7a2f" officeooo:paragraph-rsid="000b7a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étaillez des opérations d’algèbre relationnelles vous ayant permis de répondre aux questions posées. Donnez également les réponses trouvées.</text:p>
      <text:p text:style-name="P1"/>
      <text:p text:style-name="P1">PROJECTION :</text:p>
      <text:p text:style-name="P1">SELECT id, name, status FROM entity ;</text:p>
      <text:p text:style-name="P1">a = df_dispo_alim_kcal_unique[['Pays','Élément','Produit','Valeur']] #Sélection des colonnes intéressantes (projection)</text:p>
      <text:p text:style-name="P1"/>
      <text:p text:style-name="P1"/>
      <text:p text:style-name="P1">RESTRICTION :</text:p>
      <text:p text:style-name="P1">SELECT * FROM entity WHERE name = 'Big Data Crunchers Ltd.' ;</text:p>
      <text:p text:style-name="P2">b = a[a['Élément'] == 'Disponibilité alimentaire (Kcal/personne/jour)'] #Restriction ligne Disponibilité alimentaire</text:p>
      <text:p text:style-name="P2"/>
      <text:p text:style-name="P1">GROUP BY</text:p>
      <text:p text:style-name="P1">SELECT count(*) FROM entity GROUP BY status ;</text:p>
      <text:p text:style-name="P1">df_dispo_alim_grpby_pays_and_produit = a.groupby(['Pays', 'Produit']).sum()</text:p>
      <text:p text:style-name="P1"/>
      <text:p text:style-name="P1">JOINTURE </text:p>
      <text:p text:style-name="P1">SELECT * FROM entity, address WHERE entity.id_address = address.id_address ;</text:p>
      <text:p text:style-name="P1">SELECT * </text:p>
      <text:p text:style-name="P1">FROM entity </text:p>
      <text:p text:style-name="P1"><text:s text:c="4"/>JOIN address ON entity.id_address = address.id_address ;</text:p>
      <text:p text:style-name="P1">df_table_equilibre_prod = df_table_equilibre_prod.join(a)</text:p>
      <text:p text:style-name="P1"/>
      <text:p text:style-name="P1">Détaillez les opérations menées pour entrer les données dans la base de données. Donnez également les clés primaires que vous avez choisies.</text:p>
      <text:p text:style-name="P1">a = df_table_equilibre_prod.pivot(columns = 'Élément', values = 'Valeur')</text:p>
      <text:p text:style-name="P1"/>
      <text:p text:style-name="P3">Clé primaires :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4:16:53.703460047</meta:creation-date>
    <dc:date>2018-03-07T14:46:30.736651037</dc:date>
    <meta:editing-duration>PT9M16S</meta:editing-duration>
    <meta:editing-cycles>1</meta:editing-cycles>
    <meta:document-statistic meta:table-count="0" meta:image-count="0" meta:object-count="0" meta:page-count="1" meta:paragraph-count="19" meta:word-count="132" meta:character-count="1079" meta:non-whitespace-character-count="958"/>
    <meta:generator>LibreOffice/6.0.2.1$Linux_X86_64 LibreOffice_project/00m0$Build-1</meta:generator>
  </office:meta>
</office:document-meta>
</file>